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DM Sans" svg:font-family="'DM Sans', sans-serif"/>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margin-top="0cm" fo:margin-bottom="0.247cm" style:contextual-spacing="false" fo:line-height="132%" fo:orphans="2" fo:widows="2" fo:text-indent="0cm" style:auto-text-indent="false"/>
      <style:text-properties fo:font-variant="normal" fo:text-transform="none" fo:color="#000000" loext:opacity="100%" style:font-name="Dyuthi" fo:font-size="18pt" fo:letter-spacing="normal" fo:font-style="normal" fo:font-weight="bold" style:font-size-asian="18pt" style:font-size-complex="18pt"/>
    </style:style>
    <style:style style:name="P2" style:family="paragraph" style:parent-style-name="Heading_20_2">
      <style:paragraph-properties fo:margin-left="0cm" fo:margin-right="0cm" fo:margin-top="0cm" fo:margin-bottom="0.247cm" style:contextual-spacing="false" fo:line-height="140%" fo:orphans="2" fo:widows="2" fo:text-indent="0cm" style:auto-text-indent="false"/>
      <style:text-properties fo:font-variant="normal" fo:text-transform="none" fo:color="#000000" loext:opacity="100%" style:font-name="Abyssinica SIL" fo:font-size="16pt" fo:letter-spacing="normal" fo:font-style="normal" fo:font-weight="bold" style:font-size-asian="16pt" style:font-size-complex="16pt"/>
    </style:style>
    <style:style style:name="P3" style:family="paragraph" style:parent-style-name="Text_20_body">
      <style:paragraph-properties fo:margin-left="0cm" fo:margin-right="0cm" fo:margin-top="0cm" fo:margin-bottom="0.247cm" style:contextual-spacing="false" fo:line-height="140%" fo:orphans="2" fo:widows="2" fo:text-indent="0cm" style:auto-text-indent="false"/>
      <style:text-properties fo:font-variant="normal" fo:text-transform="none" fo:color="#000000" loext:opacity="100%" style:font-name="Abyssinica SIL" fo:font-size="16pt" fo:letter-spacing="normal" fo:font-style="normal" fo:font-weight="bold" officeooo:rsid="000efd9b" officeooo:paragraph-rsid="000efd9b" style:font-size-asian="14pt" style:font-weight-asian="bold" style:font-size-complex="16pt" style:font-weight-complex="bold"/>
    </style:style>
    <style:style style:name="P4" style:family="paragraph" style:parent-style-name="Heading_20_3">
      <style:paragraph-properties fo:margin-left="0cm" fo:margin-right="0cm" fo:margin-top="0cm" fo:margin-bottom="0.247cm" style:contextual-spacing="false" fo:line-height="120%" fo:orphans="2" fo:widows="2" fo:text-indent="0cm" style:auto-text-indent="false"/>
      <style:text-properties fo:font-variant="normal" fo:text-transform="none" fo:color="#000000" loext:opacity="100%" style:font-name="Abyssinica SIL" fo:letter-spacing="normal" fo:font-style="normal" fo:font-weight="bold"/>
    </style:style>
    <style:style style:name="P5"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style:font-name="Abyssinica SIL" fo:font-size="10pt" fo:letter-spacing="normal" fo:font-style="normal" fo:font-weight="normal" style:font-size-asian="10pt" style:font-size-complex="10pt"/>
    </style:style>
    <style:style style:name="P6" style:family="paragraph" style:parent-style-name="Table_20_Contents">
      <style:text-properties style:font-name="Abyssinica SIL" fo:font-size="16pt" style:font-size-asian="14pt" style:font-size-complex="16pt"/>
    </style:style>
    <style:style style:name="P7" style:family="paragraph" style:parent-style-name="Text_20_body" style:list-style-name="L1">
      <style:paragraph-properties fo:margin-left="0cm" fo:margin-right="0cm" fo:margin-top="0cm" fo:margin-bottom="0.247cm" style:contextual-spacing="false" fo:orphans="2" fo:widows="2" fo:text-indent="0cm" style:auto-text-indent="false"/>
    </style:style>
    <style:style style:name="P8" style:family="paragraph" style:parent-style-name="Text_20_body" style:list-style-name="L1">
      <style:paragraph-properties fo:margin-top="0cm" fo:margin-bottom="0.247cm" style:contextual-spacing="false" fo:orphans="2" fo:widows="2"/>
    </style:style>
    <style:style style:name="P9" style:family="paragraph" style:parent-style-name="Text_20_body" style:list-style-name="L1">
      <style:paragraph-properties fo:margin-top="0cm" fo:margin-bottom="0.247cm" style:contextual-spacing="false" fo:orphans="2" fo:widows="2"/>
      <style:text-properties officeooo:paragraph-rsid="00100b6a"/>
    </style:style>
    <style:style style:name="P10" style:family="paragraph" style:parent-style-name="Text_20_body">
      <style:paragraph-properties fo:margin-left="0cm" fo:margin-right="0cm" fo:margin-top="0cm" fo:margin-bottom="0.247cm" style:contextual-spacing="false" fo:line-height="140%" fo:orphans="2" fo:widows="2" fo:text-indent="0cm" style:auto-text-indent="false"/>
      <style:text-properties fo:font-variant="normal" fo:text-transform="none" fo:color="#000000" loext:opacity="100%" style:font-name="Abyssinica SIL" fo:font-size="16pt" fo:letter-spacing="normal" fo:font-style="normal" fo:font-weight="bold" officeooo:rsid="00100b6a" officeooo:paragraph-rsid="00100b6a" style:font-size-asian="14pt" style:font-weight-asian="bold" style:font-size-complex="16pt" style:font-weight-complex="bold"/>
    </style:style>
    <style:style style:name="P1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000000" loext:opacity="100%" style:font-name="Abyssinica SIL" fo:font-size="10pt" fo:letter-spacing="normal" fo:font-style="normal" fo:font-weight="normal" style:font-size-asian="10pt" style:font-size-complex="10pt"/>
    </style:style>
    <style:style style:name="T1" style:family="text">
      <style:text-properties fo:font-variant="normal" fo:text-transform="none" fo:color="#000000" loext:opacity="100%" style:font-name="Abyssinica SIL" fo:font-size="10pt" fo:letter-spacing="normal" fo:font-style="normal" fo:font-weight="bold" style:font-size-asian="10pt" style:font-size-complex="10pt"/>
    </style:style>
    <style:style style:name="T2" style:family="text">
      <style:text-properties fo:font-variant="normal" fo:text-transform="none" fo:color="#000000" loext:opacity="100%" style:font-name="Abyssinica SIL" fo:font-size="10pt" fo:letter-spacing="normal" fo:font-style="normal" fo:font-weight="normal" style:font-size-asian="10pt" style:font-size-complex="10pt"/>
    </style:style>
    <style:style style:name="T3" style:family="text">
      <style:text-properties fo:font-variant="normal" fo:text-transform="none" fo:color="#000000" loext:opacity="100%" style:font-name="Abyssinica SIL" fo:font-size="10pt" fo:letter-spacing="normal" fo:font-style="normal" fo:font-weight="normal" officeooo:rsid="00100b6a" style:font-size-asian="10pt" style:font-size-complex="10pt"/>
    </style:style>
    <style:style style:name="T4" style:family="text">
      <style:text-properties officeooo:rsid="000efd9b"/>
    </style:style>
    <style:style style:name="T5" style:family="text">
      <style:text-properties style:font-name="Abyssinica SIL"/>
    </style:style>
    <style:style style:name="T6" style:family="text">
      <style:text-properties officeooo:rsid="0018437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text:span text:style-name="T5">Q216 Community Bildervoting Unangemessene Bilder</text:span></text:h>
      <text:h text:style-name="P2" text:outline-level="2">Einleitung</text:h>
      <text:p text:style-name="P5">Das Projekt Q216.Community <text:span text:style-name="T4">Bildervoting</text:span> zielt<text:span text:style-name="T4">e</text:span> darauf ab, die Bewohner <text:span text:style-name="T4">des</text:span> Hauses aktiv in die Gestaltung ihrer Gemeinschaftsräume einzubeziehen, indem sie ein transparentes und partizipatives Abstimmungssystem für die Auswahl der Dekoration nutzen. Fokus <text:span text:style-name="T4">liegt dabei darauf</text:span> unangemessene Bilder – insbesondere solche mit sexistischen oder anderen problematischen Inhalten – zu identifizieren und auszutauschen. Durch die Implementierung eines Bildervotingsystems, das auf der Bewertung der Angemessenheit von Bildern basiert, strebt das Projekt danach, eine inklusive und respektvolle Gemeinschaft zu schaffen.</text:p>
      <text:p text:style-name="P5"/>
      <text:h text:style-name="P2" text:outline-level="2">Methodik der <text:span text:style-name="T6">Umfrage</text:span></text:h>
      <text:h text:style-name="P4" text:outline-level="3">Datenerhebung</text:h>
      <text:list xml:id="list1649419588" text:style-name="L1">
        <text:list-item>
          <text:p text:style-name="P7"><text:span text:style-name="Strong_20_Emphasis"><text:span text:style-name="T1">Bildaufnahmen</text:span></text:span><text:span text:style-name="T2">: Alle Bilder im Haus wurden fotografiert, um eine vollständige Sammlung für die Abstimmung zur Verf</text:span><text:bookmark-start text:name="__DdeLink__140_3794244092"/><text:span text:style-name="T2">ü</text:span><text:bookmark-end text:name="__DdeLink__140_3794244092"/><text:span text:style-name="T2">gung zu stellen. </text:span></text:p>
        </text:list-item>
        <text:list-item>
          <text:p text:style-name="P8"><text:span text:style-name="Strong_20_Emphasis"><text:span text:style-name="T1">Website-Erstellung</text:span></text:span><text:span text:style-name="T2">: Eine Website wurde entwickelt, auf der die Bilder pr</text:span><text:bookmark-start text:name="__DdeLink__142_3794244092"/><text:span text:style-name="T2">ä</text:span><text:bookmark-end text:name="__DdeLink__142_3794244092"/><text:span text:style-name="T2">sentiert und abgestimmt werden konnten. Die Benutzeroberfläche wurde so gestaltet, dass sie es den Nutzern ermöglichte, ihre Bewertungen klar und einfach abzugeben.</text:span></text:p>
        </text:list-item>
        <text:list-item>
          <text:p text:style-name="P9"><text:span text:style-name="Strong_20_Emphasis"><text:span text:style-name="T1">Cookies für Einmaligkeit</text:span></text:span><text:span text:style-name="T2">: Um so gut wie möglich sicherzustellen, dass jeder Bewohner nur einmal abstimmen kann, wurden Cookies verwendet. Dies </text:span><text:span text:style-name="T3">schränkte</text:span><text:span text:style-name="T2"> Mehrabstimmungen </text:span><text:span text:style-name="T3">so gut wie mit den vorhandenen Mitteln und angemessenem Aufwand ein </text:span><text:span text:style-name="T2">und gewährleistete Fairness.</text:span></text:p>
        </text:list-item>
        <text:list-item>
          <text:p text:style-name="P8"><text:span text:style-name="Strong_20_Emphasis"><text:span text:style-name="T1">Verbreitung des Links</text:span></text:span><text:span text:style-name="T2">: Der Link zur Abstimmungsseite wurde ausschließlich innerhalb des Hauses verbreitet, sowohl durch physische Briefe als auch </text:span><text:bookmark-start text:name="__DdeLink__138_3794244092"/><text:span text:style-name="T2">ü</text:span><text:bookmark-end text:name="__DdeLink__138_3794244092"/><text:span text:style-name="T2">ber eine WhatsApp-Gruppe. Dies begrenzte die Teilnahme auf die Bewohner des Hauses und stellte sicher, dass externe Einflüsse vermieden wurden.</text:span></text:p>
          <text:p text:style-name="P8"><text:span text:style-name="T2"/></text:p>
        </text:list-item>
      </text:list>
      <text:h text:style-name="P4" text:outline-level="3">Auswahlverfahren</text:h>
      <text:p text:style-name="P5">Die Bilder wurden in zufälliger Reihenfolge angezeigt, um eine faire Darstellung aller Optionen zu gewährleisten. Dieses Verfahren trug dazu bei, subjektive Vorlieben oder Präferenzen einzelner Bewohner zu minimieren und einen breiten Konsens zu fördern. Besonders wichtig war hierbei, dass die Auswahl der Bilder, die ausgetauscht werden sollten, auf objektiven Kriterien basierte, die auf dem Respekt und der Wertschätzung aller Bewohner beruht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DM Sans" svg:font-family="'DM Sans', sans-serif"/>
    <style:font-face style:name="Dyuthi" svg:font-family="Dyuth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21:20:18.352373489</meta:creation-date>
    <meta:editing-duration>PT6M53S</meta:editing-duration>
    <meta:editing-cycles>2</meta:editing-cycles>
    <meta:generator>LibreOffice/7.3.7.2$Linux_X86_64 LibreOffice_project/30$Build-2</meta:generator>
    <dc:date>2024-08-13T00:13:36.700451963</dc:date>
    <meta:document-statistic meta:table-count="0" meta:image-count="0" meta:object-count="0" meta:page-count="1" meta:paragraph-count="12" meta:word-count="275" meta:character-count="2097" meta:non-whitespace-character-count="1834"/>
  </office:meta>
</office:document-meta>
</file>